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89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73.89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75.7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  <style:map style:condition="cell-content()='x'" style:apply-style-name="Default" style:base-cell-address="'Deckelplatine-order'.J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a_extref" style:family="table">
      <style:table-properties table:display="false"/>
    </style:style>
  </office:automatic-styles>
  <office:body>
    <office:spreadsheet>
      <table:table table:name="Deckelplatine-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row table:style-name="ro1">
          <table:table-cell office:value-type="string" calcext:value-type="string">
            <text:p>Order list for /home/smueller/eagle/xMZ_Mod-eagle/Deckelplatine.sch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Exported from EAGLE with DesignLink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Anzah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Ordercode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Herstellercode</text:p>
          </table:table-cell>
          <table:table-cell office:value-type="string" calcext:value-type="string">
            <text:p>Verfügbarkeit</text:p>
          </table:table-cell>
          <table:table-cell office:value-type="string" calcext:value-type="string">
            <text:p>Preis (ab)</text:p>
          </table:table-cell>
          <table:table-cell office:value-type="string" calcext:value-type="string">
            <text:p>Beschreibung</text:p>
          </table:table-cell>
          <table:table-cell table:style-name="ce2" office:value-type="string" calcext:value-type="string">
            <text:p>Im La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4005G</text:p>
          </table:table-cell>
          <table:table-cell office:value-type="string" calcext:value-type="string">
            <text:p>MELF-MLL41</text:p>
          </table:table-cell>
          <table:table-cell office:value-type="float" office:value="1625106" calcext:value-type="float">
            <text:p>1625106</text:p>
          </table:table-cell>
          <table:table-cell office:value-type="string" calcext:value-type="string">
            <text:p>TAIWAN SEMICONDUCTOR</text:p>
          </table:table-cell>
          <table:table-cell office:value-type="string" calcext:value-type="string">
            <text:p>LL4005G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0.0547</text:p>
          </table:table-cell>
          <table:table-cell office:value-type="string" calcext:value-type="string">
            <text:p>TAIWAN SEMICONDUCTOR - LL4005G - DIODE, STD-ERHOLZEIT, 1A, 600V</text:p>
          </table:table-cell>
          <table:table-cell table:formula="of:=+IF(COUNTIF(['file:///home/smueller/eagle/xMZ_Mod-eagle/OrderDetail-1.Lieferung.ods'#$OrderDetail.$A$2:.$A$22];[.D5])&gt;0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4HCT595D</text:p>
          </table:table-cell>
          <table:table-cell office:value-type="string" calcext:value-type="string">
            <text:p>SO16</text:p>
          </table:table-cell>
          <table:table-cell office:value-type="float" office:value="2098004" calcext:value-type="float">
            <text:p>2098004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HCT595D</text:p>
          </table:table-cell>
          <table:table-cell office:value-type="float" office:value="6322" calcext:value-type="float">
            <text:p>632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XP - 74HCT595D - SHIFTREGLER, SIPO/SISO, 8BIT, 16SOIC</text:p>
          </table:table-cell>
          <table:table-cell table:formula="of:=+IF(COUNTIF(['file:///home/smueller/eagle/xMZ_Mod-eagle/OrderDetail-1.Lieferung.ods'#$OrderDetail.$A$2:.$A$22];[.D6])&gt;0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2808-2570</text:p>
          </table:table-cell>
          <table:table-cell office:value-type="float" office:value="1757123" calcext:value-type="float">
            <text:p>175712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2808-2570</text:p>
          </table:table-cell>
          <table:table-cell office:value-type="float" office:value="338" calcext:value-type="float">
            <text:p>33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OLEX - 52808-2570 - STECKVERBINDER, FPC, 1.0MM, 25KONT</text:p>
          </table:table-cell>
          <table:table-cell table:formula="of:=+IF(COUNTIF(['file:///home/smueller/eagle/xMZ_Mod-eagle/OrderDetail-1.Lieferung.ods'#$OrderDetail.$A$2:.$A$22];[.D7])&gt;0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2X20</text:p>
          </table:table-cell>
          <table:table-cell office:value-type="float" office:value="1569230" calcext:value-type="float">
            <text:p>1569230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6102045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HARWIN - M20-6102045 - BUCHSE,PC/104,STAPELDURCH,40KONT</text:p>
          </table:table-cell>
          <table:table-cell table:formula="of:=+IF(COUNTIF(['file:///home/smueller/eagle/xMZ_Mod-eagle/OrderDetail-1.Lieferung.ods'#$OrderDetail.$A$2:.$A$22];[.D8])&gt;0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2X10</text:p>
          </table:table-cell>
          <table:table-cell office:value-type="float" office:value="9689621" calcext:value-type="float">
            <text:p>9689621</text:p>
          </table:table-cell>
          <table:table-cell office:value-type="string" calcext:value-type="string">
            <text:p>TE CONNECTIVITY / AMP</text:p>
          </table:table-cell>
          <table:table-cell office:value-type="string" calcext:value-type="string">
            <text:p>1-1241050-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TE CONNECTIVITY / AMP - 1-1241050-0 - STECKER,SMT,2X10KONT</text:p>
          </table:table-cell>
          <table:table-cell table:formula="of:=+IF(COUNTIF(['file:///home/smueller/eagle/xMZ_Mod-eagle/OrderDetail-1.Lieferung.ods'#$OrderDetail.$A$2:.$A$22];[.D9])&gt;0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1206</text:p>
          </table:table-cell>
          <table:table-cell office:value-type="float" office:value="2332128" calcext:value-type="float">
            <text:p>2332128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RGH1206F120R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0.0154</text:p>
          </table:table-cell>
          <table:table-cell office:value-type="string" calcext:value-type="string">
            <text:p>TE CONNECTIVITY - CRGH1206F120R - LEISTUNGSWIDERSTAND, 120R, 0.5W, 1% 1206</text:p>
          </table:table-cell>
          <table:table-cell table:formula="of:=+IF(COUNTIF(['file:///home/smueller/eagle/xMZ_Mod-eagle/OrderDetail-1.Lieferung.ods'#$OrderDetail.$A$2:.$A$22];[.D10])&gt;0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0603</text:p>
          </table:table-cell>
          <table:table-cell office:value-type="float" office:value="9238522" calcext:value-type="float">
            <text:p>9238522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0603FR-072K2L</text:p>
          </table:table-cell>
          <table:table-cell office:value-type="float" office:value="67936" calcext:value-type="float">
            <text:p>67936</text:p>
          </table:table-cell>
          <table:table-cell office:value-type="string" calcext:value-type="string">
            <text:p>0.0042</text:p>
          </table:table-cell>
          <table:table-cell office:value-type="string" calcext:value-type="string">
            <text:p>YAGEO (PHYCOMP) - RC0603FR-072K2L - DICKSCHICHTWIDERSTAND, 2K2, 0.1W, 1%</text:p>
          </table:table-cell>
          <table:table-cell table:formula="of:=+IF(COUNTIF(['file:///home/smueller/eagle/xMZ_Mod-eagle/OrderDetail-1.Lieferung.ods'#$OrderDetail.$A$2:.$A$22];[.D11])&gt;0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 uF</text:p>
          </table:table-cell>
          <table:table-cell office:value-type="string" calcext:value-type="string">
            <text:p>GRM21BR61E475MA12L</text:p>
          </table:table-cell>
          <table:table-cell office:value-type="float" office:value="2362111" calcext:value-type="float">
            <text:p>236211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475MA12L</text:p>
          </table:table-cell>
          <table:table-cell office:value-type="float" office:value="15960" calcext:value-type="float">
            <text:p>15960</text:p>
          </table:table-cell>
          <table:table-cell office:value-type="string" calcext:value-type="string">
            <text:p>0.0247</text:p>
          </table:table-cell>
          <table:table-cell office:value-type="string" calcext:value-type="string">
            <text:p>MURATA - GRM21BR61E475MA12L - KONDENSATOR, MLCC, X5R, 4.7UF, 25V, 0805</text:p>
          </table:table-cell>
          <table:table-cell table:formula="of:=+IF(COUNTIF(['file:///home/smueller/eagle/xMZ_Mod-eagle/OrderDetail-1.Lieferung.ods'#$OrderDetail.$A$2:.$A$22];[.D12])&gt;0;&quot;x&quot;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603</text:p>
          </table:table-cell>
          <table:table-cell office:value-type="float" office:value="2112833" calcext:value-type="float">
            <text:p>211283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8RACTU</text:p>
          </table:table-cell>
          <table:table-cell office:value-type="float" office:value="51100" calcext:value-type="float">
            <text:p>51100</text:p>
          </table:table-cell>
          <table:table-cell office:value-type="string" calcext:value-type="string">
            <text:p>0.0031</text:p>
          </table:table-cell>
          <table:table-cell office:value-type="string" calcext:value-type="string">
            <text:p>KEMET - C0603C104K8RACTU - KONDENSATOR, MLCC, X7R, 100NF, 10V, 0603</text:p>
          </table:table-cell>
          <table:table-cell table:formula="of:=+IF(COUNTIF(['file:///home/smueller/eagle/xMZ_Mod-eagle/OrderDetail-1.Lieferung.ods'#$OrderDetail.$A$2:.$A$22];[.D13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.0 nF</text:p>
          </table:table-cell>
          <table:table-cell office:value-type="float" office:value="805" calcext:value-type="float">
            <text:p>805</text:p>
          </table:table-cell>
          <table:table-cell office:value-type="float" office:value="1740665" calcext:value-type="float">
            <text:p>174066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3C104KAT2A</text:p>
          </table:table-cell>
          <table:table-cell office:value-type="float" office:value="74743" calcext:value-type="float">
            <text:p>747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X - 08053C104KAT2A - KONDENSATOR, MLCC, X7R, 100NF, 25V, 0805</text:p>
          </table:table-cell>
          <table:table-cell table:formula="of:=+IF(COUNTIF(['file:///home/smueller/eagle/xMZ_Mod-eagle/OrderDetail-1.Lieferung.ods'#$OrderDetail.$A$2:.$A$22];[.D14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GRM216R71H103KA01D</text:p>
          </table:table-cell>
          <table:table-cell office:value-type="float" office:value="1828948" calcext:value-type="float">
            <text:p>1828948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6R71H103KA01D</text:p>
          </table:table-cell>
          <table:table-cell office:value-type="float" office:value="13469" calcext:value-type="float">
            <text:p>13469</text:p>
          </table:table-cell>
          <table:table-cell office:value-type="string" calcext:value-type="string">
            <text:p>0.0064</text:p>
          </table:table-cell>
          <table:table-cell office:value-type="string" calcext:value-type="string">
            <text:p>MURATA - GRM216R71H103KA01D - KONDENSATOR, MLCC, X7R, 10NF, 50V, 0805</text:p>
          </table:table-cell>
          <table:table-cell table:formula="of:=+IF(COUNTIF(['file:///home/smueller/eagle/xMZ_Mod-eagle/OrderDetail-1.Lieferung.ods'#$OrderDetail.$A$2:.$A$22];[.D15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.0 uF</text:p>
          </table:table-cell>
          <table:table-cell office:value-type="string" calcext:value-type="string">
            <text:p>SM_RADIAL_10MM</text:p>
          </table:table-cell>
          <table:table-cell office:value-type="float" office:value="2354685" calcext:value-type="float">
            <text:p>2354685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16SVP180MX</text:p>
          </table:table-cell>
          <table:table-cell office:value-type="float" office:value="879" calcext:value-type="float">
            <text:p>87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ANASONIC ELECTRONIC COMPONENTS - 16SVP180MX - ALU-ELKO, 180UF, 16V, SMD</text:p>
          </table:table-cell>
          <table:table-cell table:formula="of:=+IF(COUNTIF(['file:///home/smueller/eagle/xMZ_Mod-eagle/OrderDetail-1.Lieferung.ods'#$OrderDetail.$A$2:.$A$22];[.D16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B44</text:p>
          </table:table-cell>
          <table:table-cell office:value-type="string" calcext:value-type="string">
            <text:p>SMBJ</text:p>
          </table:table-cell>
          <table:table-cell office:value-type="float" office:value="1336557" calcext:value-type="float">
            <text:p>1336557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SB44-E3/52T</text:p>
          </table:table-cell>
          <table:table-cell office:value-type="float" office:value="12042" calcext:value-type="float">
            <text:p>1204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VISHAY - SSB44-E3/52T - SCHOTTKY-DIODE, 4A, 40V</text:p>
          </table:table-cell>
          <table:table-cell table:formula="of:=+IF(COUNTIF(['file:///home/smueller/eagle/xMZ_Mod-eagle/OrderDetail-1.Lieferung.ods'#$OrderDetail.$A$2:.$A$22];[.D17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0mV</text:p>
          </table:table-cell>
          <table:table-cell office:value-type="string" calcext:value-type="string">
            <text:p>SMB</text:p>
          </table:table-cell>
          <table:table-cell office:value-type="float" office:value="1843684" calcext:value-type="float">
            <text:p>1843684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B340LB-13-F</text:p>
          </table:table-cell>
          <table:table-cell office:value-type="float" office:value="7677" calcext:value-type="float">
            <text:p>767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IODES INC. - B340LB-13-F - SCHOTTKY-DIODE, 40V, 3A, SMB</text:p>
          </table:table-cell>
          <table:table-cell table:formula="of:=+IF(COUNTIF(['file:///home/smueller/eagle/xMZ_Mod-eagle/OrderDetail-1.Lieferung.ods'#$OrderDetail.$A$2:.$A$22];[.D18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1110005MR</text:p>
          </table:table-cell>
          <table:table-cell office:value-type="float" office:value="1155771" calcext:value-type="float">
            <text:p>1155771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01110005MR</text:p>
          </table:table-cell>
          <table:table-cell office:value-type="float" office:value="423" calcext:value-type="float">
            <text:p>4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ITTELFUSE - 01110005MR - FUSE HOLDER, 5 X 20MM, PCB MOUNT</text:p>
          </table:table-cell>
          <table:table-cell table:formula="of:=+IF(COUNTIF(['file:///home/smueller/eagle/xMZ_Mod-eagle/OrderDetail-1.Lieferung.ods'#$OrderDetail.$A$2:.$A$22];[.D19])&gt;0;&quot;x&quot;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UNT-HOLE3.3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unknown</text:p>
          </table:table-cell>
          <table:table-cell table:number-columns-repeated="5"/>
          <table:table-cell table:formula="of:=+IF(COUNTIF(['file:///home/smueller/eagle/xMZ_Mod-eagle/OrderDetail-1.Lieferung.ods'#$OrderDetail.$A$2:.$A$22];[.D20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1487EESA+</text:p>
          </table:table-cell>
          <table:table-cell office:value-type="string" calcext:value-type="string">
            <text:p>SO08</text:p>
          </table:table-cell>
          <table:table-cell office:value-type="float" office:value="1593310" calcext:value-type="float">
            <text:p>1593310</text:p>
          </table:table-cell>
          <table:table-cell office:value-type="string" calcext:value-type="string">
            <text:p>MAXIM INTEGRATED PRODUCTS</text:p>
          </table:table-cell>
          <table:table-cell office:value-type="string" calcext:value-type="string">
            <text:p>MAX1487EESA+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MAXIM INTEGRATED PRODUCTS - MAX1487EESA+ - RS485/422 TRANSCEIVER 8SOIC</text:p>
          </table:table-cell>
          <table:table-cell table:formula="of:=+IF(COUNTIF(['file:///home/smueller/eagle/xMZ_Mod-eagle/OrderDetail-1.Lieferung.ods'#$OrderDetail.$A$2:.$A$22];[.D21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JP1</text:p>
          </table:table-cell>
          <table:table-cell office:value-type="float" office:value="3417645" calcext:value-type="float">
            <text:p>3417645</text:p>
          </table:table-cell>
          <table:table-cell office:value-type="string" calcext:value-type="string">
            <text:p>TE CONNECTIVITY / AMP</text:p>
          </table:table-cell>
          <table:table-cell office:value-type="string" calcext:value-type="string">
            <text:p>825433-2</text:p>
          </table:table-cell>
          <table:table-cell office:value-type="float" office:value="3153" calcext:value-type="float">
            <text:p>3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E CONNECTIVITY / AMP - 825433-2 - STIFTLEISTE, 1REIHIG 2POL.</text:p>
          </table:table-cell>
          <table:table-cell table:formula="of:=+IF(COUNTIF(['file:///home/smueller/eagle/xMZ_Mod-eagle/OrderDetail-1.Lieferung.ods'#$OrderDetail.$A$2:.$A$22];[.D22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R1280-150M</text:p>
          </table:table-cell>
          <table:table-cell office:value-type="string" calcext:value-type="string">
            <text:p>SRR1280</text:p>
          </table:table-cell>
          <table:table-cell office:value-type="float" office:value="2288501" calcext:value-type="float">
            <text:p>2288501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MSS1278-153MLD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COILCRAFT - MSS1278-153MLD - LEIST.INDUKT 15UH, 4.9A, 20%,13MHZ</text:p>
          </table:table-cell>
          <table:table-cell table:formula="of:=+IF(COUNTIF(['file:///home/smueller/eagle/xMZ_Mod-eagle/OrderDetail-1.Lieferung.ods'#$OrderDetail.$A$2:.$A$22];[.D23])&gt;0;&quot;x&quot;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46BSMD</text:p>
          </table:table-cell>
          <table:table-cell office:value-type="string" calcext:value-type="string">
            <text:p>SOT23</text:p>
          </table:table-cell>
          <table:table-cell office:value-type="float" office:value="1081227" calcext:value-type="float">
            <text:p>1081227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BC846,215</text:p>
          </table:table-cell>
          <table:table-cell office:value-type="float" office:value="275176" calcext:value-type="float">
            <text:p>275176</text:p>
          </table:table-cell>
          <table:table-cell office:value-type="string" calcext:value-type="string">
            <text:p>0.0181</text:p>
          </table:table-cell>
          <table:table-cell office:value-type="string" calcext:value-type="string">
            <text:p>NXP - BC846,215 - TRANSISTOR, NPN, 65V, SOT-23</text:p>
          </table:table-cell>
          <table:table-cell table:formula="of:=+IF(COUNTIF(['file:///home/smueller/eagle/xMZ_Mod-eagle/OrderDetail-1.Lieferung.ods'#$OrderDetail.$A$2:.$A$22];[.D24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R, 4W, 5%</text:p>
          </table:table-cell>
          <table:table-cell office:value-type="string" calcext:value-type="string">
            <text:p>KH206-8</text:p>
          </table:table-cell>
          <table:table-cell office:value-type="float" office:value="1751842" calcext:value-type="float">
            <text:p>1751842</text:p>
          </table:table-cell>
          <table:table-cell office:value-type="string" calcext:value-type="string">
            <text:p>TE CONNECTIVITY / CGS</text:p>
          </table:table-cell>
          <table:table-cell office:value-type="string" calcext:value-type="string">
            <text:p>ER74150RJT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TE CONNECTIVITY / CGS - ER74150RJT - WIDERSTAND, 3W, 5%, 150R</text:p>
          </table:table-cell>
          <table:table-cell table:formula="of:=+IF(COUNTIF(['file:///home/smueller/eagle/xMZ_Mod-eagle/OrderDetail-1.Lieferung.ods'#$OrderDetail.$A$2:.$A$22];[.D25])&gt;0;&quot;x&quot;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210</text:p>
          </table:table-cell>
          <table:table-cell office:value-type="float" office:value="1750918" calcext:value-type="float">
            <text:p>1750918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P14F1001U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0.0457</text:p>
          </table:table-cell>
          <table:table-cell office:value-type="string" calcext:value-type="string">
            <text:p>PANASONIC ELECTRONIC COMPONENTS - ERJP14F1001U - WIDERSTAND, ERJP, 1K, 1210, 0.5W, 1%</text:p>
          </table:table-cell>
          <table:table-cell table:formula="of:=+IF(COUNTIF(['file:///home/smueller/eagle/xMZ_Mod-eagle/OrderDetail-1.Lieferung.ods'#$OrderDetail.$A$2:.$A$22];[.D26])&gt;0;&quot;x&quot;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210</text:p>
          </table:table-cell>
          <table:table-cell office:value-type="float" office:value="1750931" calcext:value-type="float">
            <text:p>1750931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P14F1002U</text:p>
          </table:table-cell>
          <table:table-cell office:value-type="float" office:value="6942" calcext:value-type="float">
            <text:p>6942</text:p>
          </table:table-cell>
          <table:table-cell office:value-type="string" calcext:value-type="string">
            <text:p>0.0439</text:p>
          </table:table-cell>
          <table:table-cell office:value-type="string" calcext:value-type="string">
            <text:p>PANASONIC ELECTRONIC COMPONENTS - ERJP14F1002U - WIDERSTAND, ERJP, 10K, 1210, 0.5W, 1%</text:p>
          </table:table-cell>
          <table:table-cell table:formula="of:=+IF(COUNTIF(['file:///home/smueller/eagle/xMZ_Mod-eagle/OrderDetail-1.Lieferung.ods'#$OrderDetail.$A$2:.$A$22];[.D27])&gt;0;&quot;x&quot;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S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unknown</text:p>
          </table:table-cell>
          <table:table-cell table:number-columns-repeated="5"/>
          <table:table-cell table:formula="of:=+IF(COUNTIF(['file:///home/smueller/eagle/xMZ_Mod-eagle/OrderDetail-1.Lieferung.ods'#$OrderDetail.$A$2:.$A$22];[.D28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2676S</text:p>
          </table:table-cell>
          <table:table-cell office:value-type="string" calcext:value-type="string">
            <text:p>TO-263-7</text:p>
          </table:table-cell>
          <table:table-cell office:value-type="float" office:value="2435897" calcext:value-type="float">
            <text:p>2435897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676SX-5.0/NOPB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TEXAS INSTRUMENTS - LM2676SX-5.0/NOPB - BUCK-DC/DC-WANDLER, 5V, 260KHZ, TO-263-7</text:p>
          </table:table-cell>
          <table:table-cell table:formula="of:=+IF(COUNTIF(['file:///home/smueller/eagle/xMZ_Mod-eagle/OrderDetail-1.Lieferung.ods'#$OrderDetail.$A$2:.$A$22];[.D29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6-404</text:p>
          </table:table-cell>
          <table:table-cell office:value-type="string" calcext:value-type="string">
            <text:p>P-236-404</text:p>
          </table:table-cell>
          <table:table-cell office:value-type="float" office:value="1283528" calcext:value-type="float">
            <text:p>1283528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236-404</text:p>
          </table:table-cell>
          <table:table-cell office:value-type="float" office:value="31347" calcext:value-type="float">
            <text:p>3134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WAGO - 236-404 - KLEMMLEISTE 4 POL 16A LICHTGRAU</text:p>
          </table:table-cell>
          <table:table-cell table:formula="of:=+IF(COUNTIF(['file:///home/smueller/eagle/xMZ_Mod-eagle/OrderDetail-1.Lieferung.ods'#$OrderDetail.$A$2:.$A$22];[.D30])&gt;0;&quot;x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3-502</text:p>
          </table:table-cell>
          <table:table-cell office:value-type="string" calcext:value-type="string">
            <text:p>P-233-502</text:p>
          </table:table-cell>
          <table:table-cell office:value-type="float" office:value="1777096" calcext:value-type="float">
            <text:p>1777096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233-502.</text:p>
          </table:table-cell>
          <table:table-cell office:value-type="float" office:value="1075" calcext:value-type="float">
            <text:p>107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WAGO - 233-502. - TERMINAL BLOCK, PCB, 2.54MM, 2KONT</text:p>
          </table:table-cell>
          <table:table-cell table:formula="of:=+IF(COUNTIF(['file:///home/smueller/eagle/xMZ_Mod-eagle/OrderDetail-1.Lieferung.ods'#$OrderDetail.$A$2:.$A$22];[.D31])&gt;0;&quot;x&quot;;&quot;&quot;)">
            <text:p/>
          </table:table-cell>
        </table:table-row>
        <table:table-row table:style-name="ro1">
          <table:table-cell table:number-columns-repeated="9"/>
          <table:table-cell table:formula="of:=+IF(COUNTIF(['file:///home/smueller/eagle/xMZ_Mod-eagle/OrderDetail-1.Lieferung.ods'#$OrderDetail.$A$2:.$A$22];[.D32])&gt;0;&quot;x&quot;;&quot;&quot;)">
            <text:p/>
          </table:table-cell>
        </table:table-row>
        <table:table-row table:style-name="ro1">
          <table:table-cell table:number-columns-repeated="9"/>
          <table:table-cell table:formula="of:=+IF(COUNTIF(['file:///home/smueller/eagle/xMZ_Mod-eagle/OrderDetail-1.Lieferung.ods'#$OrderDetail.$A$2:.$A$22];[.D33])&gt;0;&quot;x&quot;;&quot;&quot;)">
            <text:p/>
          </table:table-cell>
        </table:table-row>
        <table:table-row table:style-name="ro1">
          <table:table-cell table:number-columns-repeated="9"/>
          <table:table-cell table:formula="of:=+IF(COUNTIF(['file:///home/smueller/eagle/xMZ_Mod-eagle/OrderDetail-1.Lieferung.ods'#$OrderDetail.$A$2:.$A$22];[.D34])&gt;0;&quot;x&quot;;&quot;&quot;)">
            <text:p/>
          </table:table-cell>
        </table:table-row>
        <table:table-row table:style-name="ro1" table:number-rows-repeated="4">
          <table:table-cell table:number-columns-repeated="9"/>
          <table:table-cell table:style-name="ce4"/>
        </table:table-row>
        <table:table-row table:style-name="ro1">
          <table:table-cell table:number-columns-repeated="9"/>
          <table:table-cell table:style-name="ce4"/>
        </table:table-row>
        <calcext:conditional-formats>
          <calcext:conditional-format calcext:target-range-address="'Deckelplatine-order'.J5:'Deckelplatine-order'.J34">
            <calcext:condition calcext:apply-style-name="Default" calcext:value="='x'" calcext:base-cell-address="'Deckelplatine-order'.J5"/>
          </calcext:conditional-format>
        </calcext:conditional-formats>
      </table:table>
      <table:table table:name="'file:///home/smueller/eagle/xMZ_Mod-eagle/OrderDetail-1.Lieferung.ods'#OrderDetail" table:print="false" table:style-name="ta_extref">
        <table:table-source xlink:type="simple" xlink:href="../OrderDetail-1.Lieferung.ods" table:table-name="OrderDetail" table:mode="copy-results-only"/>
        <table:table-column/>
        <table:table-row>
          <table:table-cell table:number-columns-repeated="1"/>
        </table:table-row>
        <table:table-row>
          <table:table-cell table:style-name="ce1" office:value-type="float" office:value="1868420">
            <text:p>1868420</text:p>
          </table:table-cell>
        </table:table-row>
        <table:table-row>
          <table:table-cell table:style-name="ce1" office:value-type="float" office:value="1569230">
            <text:p>1569230</text:p>
          </table:table-cell>
        </table:table-row>
        <table:table-row>
          <table:table-cell table:style-name="ce1" office:value-type="float" office:value="9238522">
            <text:p>9238522</text:p>
          </table:table-cell>
        </table:table-row>
        <table:table-row>
          <table:table-cell table:style-name="ce1" office:value-type="float" office:value="1625106">
            <text:p>1625106</text:p>
          </table:table-cell>
        </table:table-row>
        <table:table-row>
          <table:table-cell table:style-name="ce1" office:value-type="float" office:value="1735096">
            <text:p>1735096</text:p>
          </table:table-cell>
        </table:table-row>
        <table:table-row>
          <table:table-cell table:style-name="ce1" office:value-type="float" office:value="2113664">
            <text:p>2113664</text:p>
          </table:table-cell>
        </table:table-row>
        <table:table-row>
          <table:table-cell table:style-name="ce1" office:value-type="float" office:value="1327662">
            <text:p>1327662</text:p>
          </table:table-cell>
        </table:table-row>
        <table:table-row>
          <table:table-cell table:style-name="ce1" office:value-type="float" office:value="2287334">
            <text:p>2287334</text:p>
          </table:table-cell>
        </table:table-row>
        <table:table-row>
          <table:table-cell table:style-name="ce1" office:value-type="float" office:value="2332128">
            <text:p>2332128</text:p>
          </table:table-cell>
        </table:table-row>
        <table:table-row>
          <table:table-cell table:style-name="ce1" office:value-type="float" office:value="1564684">
            <text:p>1564684</text:p>
          </table:table-cell>
        </table:table-row>
        <table:table-row>
          <table:table-cell table:style-name="ce1" office:value-type="float" office:value="1700739">
            <text:p>1700739</text:p>
          </table:table-cell>
        </table:table-row>
        <table:table-row>
          <table:table-cell table:style-name="ce1" office:value-type="float" office:value="2098004">
            <text:p>2098004</text:p>
          </table:table-cell>
        </table:table-row>
        <table:table-row>
          <table:table-cell table:style-name="ce1" office:value-type="float" office:value="1222690">
            <text:p>1222690</text:p>
          </table:table-cell>
        </table:table-row>
        <table:table-row>
          <table:table-cell table:style-name="ce1" office:value-type="float" office:value="9689621">
            <text:p>9689621</text:p>
          </table:table-cell>
        </table:table-row>
        <table:table-row>
          <table:table-cell table:style-name="ce1" office:value-type="float" office:value="1757123">
            <text:p>1757123</text:p>
          </table:table-cell>
        </table:table-row>
        <table:table-row>
          <table:table-cell table:style-name="ce1" office:value-type="float" office:value="1187829">
            <text:p>1187829</text:p>
          </table:table-cell>
        </table:table-row>
        <table:table-row>
          <table:table-cell table:style-name="ce1" office:value-type="float" office:value="1190132">
            <text:p>1190132</text:p>
          </table:table-cell>
        </table:table-row>
        <table:table-row>
          <table:table-cell table:style-name="ce1" office:value-type="float" office:value="1692407">
            <text:p>1692407</text:p>
          </table:table-cell>
        </table:table-row>
        <table:table-row>
          <table:table-cell table:style-name="ce1" office:value-type="float" office:value="1777098">
            <text:p>1777098</text:p>
          </table:table-cell>
        </table:table-row>
        <table:table-row>
          <table:table-cell table:style-name="ce1" office:value-type="float" office:value="1894335">
            <text:p>1894335</text:p>
          </table:table-cell>
        </table:table-row>
        <table:table-row>
          <table:table-cell table:style-name="ce1" office:value-type="float" office:value="1750924">
            <text:p>1750924</text:p>
          </table:table-cell>
        </table:table-row>
      </table:table>
      <table:named-expressions/>
      <table:database-ranges>
        <table:database-range table:name="__Anonymous_Sheet_DB__0" table:target-range-address="'Deckelplatine-order'.A4:'Deckelplatine-order'.J34" table:display-filter-buttons="tru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4:28:19.160238119</dc:date>
    <dc:creator>Stefan Müller</dc:creator>
    <meta:editing-duration>PT2M12S</meta:editing-duration>
    <meta:editing-cycles>1</meta:editing-cycles>
    <meta:document-statistic meta:table-count="1" meta:cell-count="275" meta:object-count="0"/>
    <meta:generator>LibreOffice/4.4.2.2$Linux_X86_64 LibreOffice_project/40m0$Build-2</meta:generator>
  </office:meta>
</office:document-meta>
</file>